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4000001F49CC185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2.493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-~^ ASCII MMO ^~-.</text:p>
          </draw:text-box>
        </draw:frame>
        <draw:frame presentation:style-name="pr2" draw:text-style-name="P1" draw:layer="layout" svg:width="25.199cm" svg:height="2.493cm" svg:x="1.4cm" svg:y="16.2cm" presentation:class="subtitle" presentation:user-transformed="true">
          <draw:text-box>
            <text:p>http://bit.ly/1Mvw18S</text:p>
          </draw:text-box>
        </draw:frame>
        <draw:frame draw:style-name="gr1" draw:text-style-name="P2" draw:layer="layout" svg:width="10.582cm" svg:height="10.582cm" svg:x="8.865cm" svg:y="5.293cm">
          <draw:image xlink:href="Pictures/10000000000001F4000001F49CC185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6:38:54.431000000</meta:creation-date>
    <dc:date>2015-11-15T17:07:11.572000000</dc:date>
    <meta:editing-duration>PT28M17S</meta:editing-duration>
    <meta:editing-cycles>2</meta:editing-cycles>
    <meta:generator>LibreOffice/4.4.2.2$Windows_x86 LibreOffice_project/c4c7d32d0d49397cad38d62472b0bc8acff48dd6</meta:generator>
    <meta:document-statistic meta:object-count="26"/>
  </office:meta>
</office:document-meta>
</file>